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e2a9" officeooo:paragraph-rsid="0019e2a9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e2a9" officeooo:paragraph-rsid="0019e2a9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c36c" officeooo:paragraph-rsid="001ac36c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038c" officeooo:paragraph-rsid="001c038c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9e2a9"/>
    </style:style>
    <style:style style:name="T5" style:family="text">
      <style:text-properties officeooo:rsid="001ac3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9th</text:span> of <text:span text:style-name="T4">March</text:span> 202<text:span text:style-name="T3">1</text:span> under the <text:span text:style-name="T4">45th</text:span> PA Meeting.</text:p>
      <text:p text:style-name="P1"/>
      <text:p text:style-name="P1">The Assembly, recognising the current situation,</text:p>
      <text:p text:style-name="P1"/>
      <text:p text:style-name="P2">Constitutes the need to create a special council to rule Osbos, this to help organise it better and help it in its development. <text:span text:style-name="T5">This council is to be made up of people by the following process:</text:span></text:p>
      <text:p text:style-name="P5">1. People who believe they have contributed to Osbos and its development can apply to the CotS</text:p>
      <text:p text:style-name="P5">2. The CotS considers if they have contributed to Osbos and its development enough</text:p>
      <text:p text:style-name="P5">3. If so the applicant may be accepted and can join the council</text:p>
      <text:p text:style-name="P6">4. The CotS may remove people from the Council if it is deemed necessary for the tasks of the CotS</text:p>
      <text:p text:style-name="P6">5. The CotS may block resolutions enacted by the council of they are not fit for general legislative institution</text:p>
      <text:p text:style-name="P1"/>
      <text:p text:style-name="P1">And proceeds.</text:p>
      <text:p text:style-name="P1"/>
      <text:p text:style-name="P1">Signed by,</text:p>
      <text:p text:style-name="P2">eldegron</text:p>
      <text:p text:style-name="P1"/>
      <text:p text:style-name="P1"/>
      <text:p text:style-name="P1"/>
      <text:p text:style-name="Standard"><text:span text:style-name="T1">[</text:span><text:span text:style-name="T2">Motion 45-3: To create a special council which will rule Osbo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09T18:55:05.089860374</dc:date>
    <meta:editing-duration>PT3M1S</meta:editing-duration>
    <meta:editing-cycles>6</meta:editing-cycles>
    <meta:generator>LibreOffice/7.1.1.2$Linux_X86_64 LibreOffice_project/dd797d330b34196606d0870aaa694e9504402ca1</meta:generator>
    <meta:document-statistic meta:table-count="0" meta:image-count="0" meta:object-count="0" meta:page-count="1" meta:paragraph-count="12" meta:word-count="156" meta:character-count="869" meta:non-whitespace-character-count="725"/>
  </office:meta>
</office:document-meta>
</file>